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9846in" fo:margin-right="0in" fo:text-indent="0in" style:auto-text-indent="false"/>
    </style:style>
    <style:style style:name="P3" style:family="paragraph" style:parent-style-name="Text_20_body">
      <style:paragraph-properties fo:margin-left="1.4772in" fo:margin-right="0in" fo:text-indent="0in" style:auto-text-indent="false"/>
    </style:style>
    <style:style style:name="P4" style:family="paragraph" style:parent-style-name="Text_20_body">
      <style:text-properties fo:font-style="normal" style:font-style-asian="normal" style:font-style-complex="normal"/>
    </style:style>
    <style:style style:name="P5" style:family="paragraph" style:parent-style-name="Standard">
      <style:paragraph-properties fo:margin-top="0in" fo:margin-bottom="0.1965in"/>
    </style:style>
    <style:style style:name="P6" style:family="paragraph" style:parent-style-name="Standard">
      <style:text-properties style:font-name="Courier New" fo:font-size="10pt" style:font-name-asian="Courier New" style:font-size-asian="10pt" style:font-name-complex="Courier New"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10pt" style:font-name-asian="Courier New" style:font-size-asian="10pt" style:font-name-complex="Courier New" style:font-size-complex="10pt"/>
    </style:style>
    <style:style style:name="P8" style:family="paragraph" style:parent-style-name="Heading_20_3">
      <style:text-properties fo:font-style="normal" style:font-style-asian="normal" style:font-style-complex="normal"/>
    </style:style>
    <style:style style:name="P9" style:family="paragraph" style:parent-style-name="Preformatted_20_Text">
      <style:paragraph-properties fo:margin-top="0in" fo:margin-bottom="0.1965in"/>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10pt" style:font-name-asian="Courier New" style:font-size-asian="10pt" style:font-name-complex="Courier New" style:font-size-complex="10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000000" style:text-line-through-style="none" style:text-underline-style="none" style:text-blinking="false"/>
    </style:style>
    <style:style style:name="T5" style:family="text">
      <style:text-properties fo:color="#3f7f5f"/>
    </style:style>
    <style:style style:name="T6" style:family="text">
      <style:text-properties fo:color="#3f7f5f" style:text-underline-style="solid" style:text-underline-width="auto" style:text-underline-color="font-color"/>
    </style:style>
    <style:style style:name="T7" style:family="text">
      <style:text-properties fo:color="#7f9fbf" fo:font-weight="bold" style:font-weight-asian="bold" style:font-weight-complex="bold"/>
    </style:style>
    <style:style style:name="T8" style:family="text">
      <style:text-properties style:text-underline-style="solid" style:text-underline-width="auto" style:text-underline-color="font-color"/>
    </style:style>
  </office:automatic-styles>
  <office:body>
    <office:text>
      <office:forms form:automatic-focus="false" form:apply-design-mode="false">
        <form:form form:name="f" form:apply-filter="true" form:method="post" form:control-implementation="ooo:com.sun.star.form.component.Form" office:target-frame="" xlink:href="../../../../../../../../group/objectify-appengine/manage_thread">
          <form:hidden form:name="_done" form:control-implementation="ooo:com.sun.star.form.component.HiddenControl" form:id="control1" form:value="/group/objectify-appengine/browse_thread/thread/67fb06898ea161a/1e9c0e60ee60627b"/>
          <form:hidden form:name="tid" form:control-implementation="ooo:com.sun.star.form.component.HiddenControl" form:id="control2" form:value="67fb06898ea161a"/>
        </form:form>
        <form:form form:name="unnamed0" form:apply-filter="true" form:method="post" form:control-implementation="ooo:com.sun.star.form.component.Form" office:target-frame="post_res" xlink:href="../../../../../../../../group/objectify-appengine/post%3FAction.BackgroundPost=1">
          <form:hidden form:name="WebToken" form:control-implementation="ooo:com.sun.star.form.component.HiddenControl" form:id="control3" form:value="86bb613da962ea7f78429f7c5c4d7e0e"/>
          <form:hidden form:name="orig_charset" form:control-implementation="ooo:com.sun.star.form.component.HiddenControl" form:id="control4" form:value="ISO-8859-1"/>
          <form:hidden form:name="no_subj_override" form:control-implementation="ooo:com.sun.star.form.component.HiddenControl" form:id="control5" form:value="0"/>
          <form:hidden form:name="no_body_override" form:control-implementation="ooo:com.sun.star.form.component.HiddenControl" form:id="control6" form:value="0"/>
          <form:hidden form:name="quickreply" form:control-implementation="ooo:com.sun.star.form.component.HiddenControl" form:id="control7" form:value="1"/>
          <form:hidden form:name="ctoken" form:control-implementation="ooo:com.sun.star.form.component.HiddenControl" form:id="control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Current</text:h>
      <text:h text:style-name="Heading_20_2" text:outline-level="2">Further thoughts on improving search speed</text:h>
      <text:p text:style-name="Text_20_body">OK, I think I can actually make searches pretty zippy with the current situation. <text:s/>I'm guessing that the first query happens pretty quickly. <text:s/>However, spinning throw the combinations when the first query or the second set of querys (all combinations with one less than all the tokens) doesn't return the search limit, takes a bunch of extra time. <text:s/>So why not just immediately return good matches on the current query. <text:s/>So first we query for all the terms. <text:s/>We take up to the limit results and send them back, even if we haven't reached the limit. <text:s/>If the client hasn't moved on to a new search already (and in many cases it will have because the user will still be typing), and the first set of results didn't fill the page (which will mean a different number on the side bar or the main search) the client can immediately request more results from the server. <text:s/>The server will use the same system that it currently use, except, when it finishing collecting results from a query, if there are any results, it will send them back immediately and wait for the client to request more results (from the next query) if it desires.</text:p>
      <text:p text:style-name="Text_20_body">I think this will make searching snapping, and it will also relieve cpu/disk usage on the server a little bit. <text:s/>Probably with this system I can up the maximum number of terms to match by one or two. (If matching 6 or 7 terms often results in slow empty queries, than I can first look for 5 terms, return those matches, then do higher term match queries and put them above the previous results...) <text:s text:c="2"/>Anyway, I think I can make it work in a reasonable way even over large datasets.</text:p>
      <text:h text:style-name="Heading_20_2" text:outline-level="2">Circular arguments interfering with evaluation</text:h>
      <text:p text:style-name="Text_20_body">Remember my conversation with Todd. <text:s/>When I implement scoring, I will want to keep in mind that it is possible for circular arguments to cause combinatorial problems. <text:s/>If for instance you have five nodes each of which circles back you could have something like 5*4*3*2 paths to check in order to evalute one of the propositions that depends on those nodes. <text:s/>In cases where there are too many paths to check gracefully, I will want to do a breadth first scoring algorithm, and just not score all the way to the most fundamental propositions. <text:s/>I might also want to send a report about the set of circular propositions so that they can be checked for maliciousness, and potentially revised/removed. <text:s/>I think this is probably not that big of a deal. <text:s/>The situations where there is legitimate high level of circularity seem like they might be rare. <text:s/>The illegitimate ones can be removed by human interventions after reporting. <text:s/>And the legitimate ones, if they are too much for the computer to handle, can simply rely on imperfect breadth first scoring.</text:p>
      <text:h text:style-name="Heading_20_2" text:outline-level="2">Toplevelness</text:h>
      <text:p text:style-name="P6"><text:span text:style-name="T5">/*</text:span><text:span text:style-name="T7">TODO</text:span><text:span text:style-name="T5">: version mode should only display </text:span><text:span text:style-name="T6">toplevel</text:span><text:span text:style-name="T5"> propositions that have been interacted with.</text:span></text:p>
      <text:p text:style-name="P7"><text:s/>* Displaying open top level propositions is not enough because a <text:span text:style-name="T8">toplevel</text:span> node might</text:p>
      <text:p text:style-name="P7"><text:s/>* have had child nodes that have been deleted and we want to be able to walk through that history.</text:p>
      <text:p text:style-name="P7"><text:s/>* Furthermore, we want to be able to see the modifications of the node. <text:s/>This isn't exactly ideal.</text:p>
      <text:p text:style-name="P7"><text:s/>* The search feature should return all nodes... not just linked nodes. <text:s/>What if the node has no</text:p>
      <text:p text:style-name="P7"><text:s/>* children. <text:s/>How does the user indicated that he wants to view it (since it won't have an</text:p>
      <text:p text:style-name="P7"><text:s/>* open tree icon). <text:s/>He could click inside it and make it dirty, but that is not intuitive to the</text:p>
      <text:p text:style-name="P7"><text:s/>* user. <text:s/>This relates to the general question of how to conceive of <text:span text:style-name="T8">toplevelness</text:span> of a node.</text:p>
      <text:p text:style-name="P7"><text:s/>* Rather than <text:span text:style-name="T8">toplevelness</text:span> a node should be tagged with a category, and we would have tagged</text:p>
      <text:p text:style-name="P7"><text:s/>* and <text:span text:style-name="T8">untagged</text:span> nodes. <text:s/>Tagged ones would show up when browsing, and might have priority when</text:p>
      <text:p text:style-name="P7"><text:s/>* searching, but would otherwise be the same. <text:span text:style-name="T8">Hmmm</text:span>... I don't think this is high priority</text:p>
      <text:p text:style-name="P7"><text:s/>* right now. <text:s/>Showing open <text:span text:style-name="T8">toplevel</text:span> propositions will get the job done for the time being...</text:p>
      <text:p text:style-name="P7"><text:s/>* [Also note that attempting to version a single empty proposition results in a null pointer</text:p>
      <text:p text:style-name="P7"><text:s/>* exception... so if I decide not to prevent that in the UI (for instance if I decide not to only display</text:p>
      <text:p text:style-name="P7"><text:s/>* <text:span text:style-name="T8">toplevel</text:span> propositions in version mode) then this needs to be fixed.]</text:p>
      <text:p text:style-name="P7"><text:s/>*/</text:p>
      <text:h text:style-name="Heading_20_2" text:outline-level="2">Backups</text:h>
      <text:p text:style-name="Text_20_body">So I did a backup and created a bat file on the windows computer at work to remember the command. <text:s/>It seems to work smoothly, and in particular, when restoring I will have the option of first deleting everything, or alternatively just restoring on top of what already exists. <text:s/>Thus if the datastore gets accidentally deleted or something, and people make new entries before I have a chance to restore, the restore will not overwrite their new entries. <text:s/>On the otherhand, that is assuming that I'm restoring to the same appengine account so that the ids of deleted nodes have not been reused. <text:s/>Also, I'm not sure if the ids are gauranteed not be reused or if they just happened not be reused when I did my test, so probably not something to rely on without more research.</text:p>
      <text:p text:style-name="Text_20_body">Anyway, I think this is a good enough solution to two potential dangers. <text:s/>Danger one is that someone maliciously corrupts/delete the database. <text:s/>If I have a daily backup, which I think I should keep once people start using the system, I can just keep going backwards in time until I find a noncorrupted datastore and then restore that, or in the case of deletion, I can just restore the last backup.</text:p>
      <text:p text:style-name="Text_20_body">The other issue that I was worried about was non-malicious corruption after changing a schema. <text:s/>This won't solve the schema change problem, but it protects me a little bit from accidents in the process of updating the schema.</text:p>
      <text:p text:style-name="Text_20_body">At some point soon I should probably create a test server that is not the production server, and only upload to the production server when I'm fairly confident things are working... <text:s/>But no point in doing that until after there are people actually using the system.</text:p>
      <text:p text:style-name="Text_20_body">One big concern is that I don't want to invite people to use the system to actually create arguments or use the system myself to actually create arguments until after I have a strategy in place to preserve those arguments as I upgrade the system. <text:s/>Particularly I'm worried about schema changes. <text:s/>I could look at the objectify schema change tools to help me think about how painful it will be to do schema changes. <text:s/>Hmmm... well at least I have a basic backup system for now.</text:p>
      <text:h text:style-name="Heading_20_2" text:outline-level="2">Misc UI notes:</text:h>
      <text:p text:style-name="Text_20_body">Whenever a node is deleted focus should move to the node immediately proceeding it in the tree...</text:p>
      <text:p text:style-name="Text_20_body">Pressing return on a node with children should always create another child rather than another sibling. <text:s/>However pressing return on an argument should always create a new child proposition, whereas pressing return on a proposition should create a sibling unless it has children already.</text:p>
      <text:p text:style-name="Text_20_body">In any case, whenever a node is added it should be added directly below the node that previously had focus and that is responsible for creating it.</text:p>
      <text:p text:style-name="Text_20_body">Only delete arguments upon last proposition deletion if the argument title is empty?</text:p>
      <text:h text:style-name="Heading_20_2" text:outline-level="2">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p text:style-name="Text_20_body">But another way to do it would just be to save the re-do information that the client currently generates to redo changes. <text:s/>Mostly that re-do information can be stored in variables that already exist in the node. <text:s/>The one exception would be the content re-do info, which would require an extra string, and would result in storing the content of every version twice, once in the change that creates the version and once in the change that overwrites it. <text:s/>That seems a little bit ugly, but I think it will make things easier, and the amount of lost space will probably be quite minimal in most cases since a proposition is only supposed to be a sentence or a paragraph at most. (I think the text might even be compressed). <text:s/></text:p>
      <text:h text:style-name="Heading_20_2" text:outline-level="2">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2" text:outline-level="2">Email Notifications</text:h>
      <text:p text:style-name="Text_20_body">Lets keep this simple for now. <text:s/>A print out of the changes since the last email update should be sufficient. <text:s/>Later of course we'll want to think of better ways to do this.</text:p>
      <text:h text:style-name="Heading_20_2" text:outline-level="2">Definitions</text:h>
      <text:p text:style-name="Text_20_body">Keep thinking about this...</text:p>
      <text:p text:style-name="Text_20_body"/>
      <text:p text:style-name="Text_20_body"/>
      <text:h text:style-name="Heading_20_2" text:outline-level="2">Presentation and Naming note:</text:h>
      <text:p text:style-name="Text_20_body">I should be calling this “online opensource mass collaborative reasoning”, the important distinction being the “collaborative reasoning” instead of “argument mapping”. <text:s/>But “mass collaborative reasoning” captures the important distinction. <text:s/>Also we are not merely having a “discussion”, which doesn't imply a careful reasoning process. <text:s/>So the question is “how do you engage in a precise and accurate reasoning process (about an important issue) with the participation of hundreds, thousands, or millions of people?”</text:p>
      <text:p text:style-name="Text_20_body">reasonary.org/com/net is taken... oh well.</text:p>
      <text:p text:style-name="Text_20_body">What about acronyms involving reason that sound cool?</text:p>
      <text:p text:style-name="Text_20_body">Omocr.org (online mass opensource collaborative reaoning) is available</text:p>
      <text:p text:style-name="Text_20_body">global online collaborative reasoning – gocr, g <text:s text:c="3"/>c r</text:p>
      <text:p text:style-name="Text_20_body">mass online collaborative reasoning - mocr</text:p>
      <text:p text:style-name="Text_20_body">universal collaborative reasoning - ucr</text:p>
      <text:p text:style-name="Text_20_body">well I reserved coreason.org, lets see how I feel about that in a little while...</text:p>
      <text:p text:style-name="Text_20_body">other unavailable names:</text:p>
      <text:p text:style-name="Text_20_body">wikithink, thinkwiki, thinki, thinky, wikreason, reasonwiki,</text:p>
      <text:p text:style-name="Text_20_body">thinktionary.org was available but that seems too hard to spell/type, and a little ridiculous sounding.</text:p>
      <text:h text:style-name="Heading_20_2" text:outline-level="2">Transactions and Locking</text:h>
      <text:p text:style-name="Text_20_body">I have yet to think about this in detail and it could probably use some serious thought. <text:s/>In what situations will I want to do stuff in a transaction. <text:s/>The modifications obviously do not seem to be a big deal. <text:s/>If a node is deleted when the modification is made then the modification cannot be made or it needs to recreate the node, but regardless a transaction wouldn't have helped... unless you are going to hold open transactions on all nodes that a client is viewing which does not seem reasonable...and might not accomplish anything anyway.</text:p>
      <text:p text:style-name="Text_20_body">Additions and deletes however are a little bit different. <text:s/>What are the problem scenarios:</text:p>
      <text:p text:style-name="Text_20_body">Someone adds a node to a deleted node. <text:s/>This doesn't seem like a big problem. <text:s/>A simple way to handle it would be to only update the parent node after the child node is created, and if the update fails because the parent is deleted to then delete the child node. <text:s/>This would eliminate the possibility of a child node that should have a parent not having a parent.</text:p>
      <text:p text:style-name="Text_20_body">Ah, here is a case. <text:s/>Two people delete a different child node at the same time. <text:s/>Person one gets a copy of the parent to delete the child's id from it. <text:s/>Then person two gets a copy of the parent, which still has the id that person one itends to delete because person one has not yet completed. <text:s/>Person one removes the id and saves the node. <text:s/>Person two removes the id he wants to delete and save the node, but the node that he saves still has the id that person one wanted to remove. <text:s/>Now we are in an inconsistent state where the database has a node that points to a child that doesn't exist. <text:s/>But this doesn't seem complicated enough to warrant transactions. <text:s/>If transactions were easily available then we could use them for this, but because they are not available for at least on type of relationship, I'll have to implement some sort of locking scheme to avoid this, and I might as well implement it for both types of node.</text:p>
      <text:p text:style-name="Text_20_body"><text:span text:style-name="Source_20_Text"/></text:p>
      <text:p text:style-name="Preformatted_20_Text"/>
      <text:h text:style-name="Heading_20_2" text:outline-level="2">Info about objectify and inheritance</text:h>
      <text:p text:style-name="Text_20_body">See this thread:</text:p>
      <text:p text:style-name="Text_20_body"><text:a xlink:type="simple" xlink:href="http://groups.google.com/group/objectify-appengine/browse_thread/thread/67fb06898ea161a">http://groups.google.com/group/objectify-appengine/browse_thread/thread/67fb06898ea161a</text:a></text:p>
      <text:p text:style-name="Text_20_body">Basically subclasses are guaranteed to have unique ids, but there isn't a convenient method for obtaining them back based on the id if you don't know which subclass the id refers to. <text:s/>So if you have:</text:p>
      <text:p text:style-name="Preformatted_20_Text">public class SuperClass {</text:p>
      <text:p text:style-name="Preformatted_20_Text"><text:s text:c="8"/>@Id</text:p>
      <text:p text:style-name="Preformatted_20_Text"><text:s text:c="8"/>public Long id;</text:p>
      <text:p text:style-name="Preformatted_20_Text"/>
      <text:p text:style-name="Preformatted_20_Text"><text:s text:c="8"/>...other fields and methods...</text:p>
      <text:p text:style-name="Preformatted_20_Text">}</text:p>
      <text:p text:style-name="Preformatted_20_Text"/>
      <text:p text:style-name="Preformatted_20_Text">public class SubClassOne extends SuperClass {</text:p>
      <text:p text:style-name="Preformatted_20_Text"><text:s text:c="8"/>...fields and methods...</text:p>
      <text:p text:style-name="Preformatted_20_Text">}</text:p>
      <text:p text:style-name="Preformatted_20_Text"/>
      <text:p text:style-name="Preformatted_20_Text">public class SubClassTwo extends SuperClass {</text:p>
      <text:p text:style-name="Preformatted_20_Text"><text:s text:c="8"/>...fields and methods...</text:p>
      <text:p text:style-name="Preformatted_20_Text">}</text:p>
      <text:p text:style-name="Preformatted_20_Text"/>
      <text:p text:style-name="Preformatted_20_Text">SubClassOne subClassOne = new SubClassOne();</text:p>
      <text:p text:style-name="Preformatted_20_Text"/>
      <text:p text:style-name="Preformatted_20_Text">SubClassTwo subClassTwo = new SubClassTwo();</text:p>
      <text:p text:style-name="Preformatted_20_Text"/>
      <text:p text:style-name="Preformatted_20_Text">ofy.put( subClassOne );</text:p>
      <text:p text:style-name="Preformatted_20_Text">ofy.put( subClassTwo );</text:p>
      <text:p text:style-name="Preformatted_20_Text"/>
      <text:p text:style-name="Text_20_body">Is is guaranteed that: subClassOne.id != subClassTwo.id.</text:p>
      <text:p text:style-name="Text_20_body">To get an object by id when you don't know which subclass it is you can do either of the following:</text:p>
      <text:p text:style-name="Text_20_body">Efficient but a little ugly:</text:p>
      <text:p text:style-name="Preformatted_20_Text">Map&lt;Key&lt;SuperClass&gt;, SuperClass&gt; map = ofy.get(</text:p>
      <text:p text:style-name="Preformatted_20_Text"><text:s text:c="4"/>new Key&lt;SubClassOne&gt;(SubClassOne.class, id),</text:p>
      <text:p text:style-name="Preformatted_20_Text"><text:s text:c="4"/>new Key&lt;SubClassTwo&gt;(SubClassTwo.class, id));</text:p>
      <text:p text:style-name="Preformatted_20_Text"/>
      <text:p text:style-name="Preformatted_20_Text">SuperClass fetchedSuperClass = map.values().iterator().next();</text:p>
      <text:p text:style-name="Preformatted_20_Text"/>
      <text:p text:style-name="Text_20_body">Inefficient, but a little bit more compact and more readable:</text:p>
      <text:p text:style-name="Preformatted_20_Text">SuperClass superClass = ofy.get(SubClassOne.class, id );</text:p>
      <text:p text:style-name="Preformatted_20_Text">if ( superClass == null ) <text:s/>superClass = ofy.get(SubClassTwo.class, id );</text:p>
      <text:p text:style-name="Preformatted_20_Text">if ( superClass == null ) <text:s/>superClass = ofy.get(SubClassThree.class, id ); </text:p>
      <text:p text:style-name="Text_20_body"/>
      <text:p text:style-name="Text_20_body">BUT ACTUALLY, the above doesn't work:</text:p>
      <text:p text:style-name="P5">This syntax (from the introduction to objectify) does not seem to <text:line-break/>work: </text:p>
      <text:p text:style-name="Preformatted_20_Text">Map&lt;Key&lt;Vehicle&gt;, Vehicle&gt; fetched4 = ofy.get( <text:line-break/> new Key&lt;Car&gt;(Car.class, porsche.id), <text:line-break/> new Key&lt;Motorcycle&gt;(Motorcycle.class, ktm.id)); </text:p>
      <text:p text:style-name="Preformatted_20_Text"/>
      <text:p text:style-name="Text_20_body">I get this error: </text:p>
      <text:p text:style-name="Text_20_body">The method get(Class&lt;? extends T&gt;, long) in the type Objectify is not <text:line-break/>applicable for the arguments (Key&lt;Car&gt;, Key&lt;Motorcycle&gt;). </text:p>
      <text:p text:style-name="Text_20_body">What would be the corrected syntax? </text:p>
      <text:p text:style-name="Text_20_body">Response:</text:p>
      <text:p text:style-name="P5">Ah, that would be an API change from long ago that was never synced to <text:line-break/>the documentation.  Unfortunately Java's erasure rules don't allow <text:line-break/>these overloads to coexist: </text:p>
      <text:p text:style-name="Preformatted_20_Text">&lt;T&gt; T get(Key&lt;? extends T&gt; key) throws NotFoundException; <text:line-break/>&lt;T&gt; Map&lt;Key&lt;T&gt;, T&gt; get(Key&lt;? extends T&gt; keys...); </text:p>
      <text:p text:style-name="Text_20_body"/>
      <text:p text:style-name="Text_20_body">So we picked the former.  For the second, use the Iterable&lt;Key&lt;? <text:line-break/>extends T&gt;&gt; version. </text:p>
      <text:p text:style-name="Text_20_body">I will update the docs. </text:p>
      <text:p text:style-name="Text_20_body">Jeff </text:p>
      <text:p text:style-name="Text_20_body"/>
      <text:h text:style-name="Heading_20_1" text:outline-level="1">Old Notes (not particularly important for work going forward)</text:h>
      <text:h text:style-name="Heading_20_2" text:outline-level="2">versioning linking and unlinking</text:h>
      <text:p text:style-name="Text_20_body">Ok this is actually a bit of an issue that I hadn't really thought through.</text:p>
      <text:p text:style-name="Text_20_body">When you undo an unlinking you are potentially attaching a whole subtree to the tree, not merely a single node as when you undo a proposition deletion. <text:s/>The same is true of redoing a linking.</text:p>
      <text:p text:style-name="Text_20_body">Well redoing a linking should be straight forward, just take the deleted node and put it back. <text:s/>The node will keep track of its own state, whether it was open or closed, whether its children were opened or closed etc.</text:p>
      <text:p text:style-name="Text_20_body">However undoing a unlinking is more complicated because there we don't necessarily have the tree ready to go. <text:s/>In fact we don't have the tree ready to go in the current setup. <text:s/>I think the best option would be to add the node with a load dummy and only load up the children as requested by the client. <text:s/>But that implies that I have lazy loading working, so maybe before handling unlinking I should get lazy loading working again.</text:p>
      <text:p text:style-name="Text_20_body">I think to start I should just lazy load one layer at a time... the old approach was to lazy load the entire subtree, but that isn't really lazy loading and more importantly that was just being lazy since the subtree might be impractical to load...</text:p>
      <text:h text:style-name="Heading_20_2" text:outline-level="2">versioning lazy loading</text:h>
      <text:h text:style-name="Heading_20_3" text:outline-level="3">Confusing</text:h>
      <text:p text:style-name="Text_20_body">I think we still want all the changes for a closed node so we can use the same system of including add/removes as hidden changes in the change list so that the user knows when a closed (unloaded) node has children to open... when the node is opened the children are loaded... there will be one load dummy for each child.</text:p>
      <text:p text:style-name="Text_20_body">So the call to the server should return the current version of the node itself (without any children) and the nodes history. <text:s/>Basically just a NodeChanges plus the current version of the node (but not of the children).</text:p>
      <text:p text:style-name="Text_20_body">With that information the client will construct place holder nodes for each existing node and each deleted node. <text:s/>Then it will zoom the node to the correct time, and append it, closed, to the the node that was just opened, replacing the just opened nodes place holder with the newly constructed place holder.</text:p>
      <text:h text:style-name="Heading_20_3" text:outline-level="3">More clear</text:h>
      <text:p text:style-name="Text_20_body">I'm not sure that was clear so lets try again. <text:s/>When a node is closed and unloaded the client will already have it's complete history, including a list of its current and deleted children and all its changes. <text:s/>It will be represented by the normal ViewNodeVer, and it will have placeholders for each of its children; for each a ViewNodeVer with a placeholder flag.</text:p>
      <text:p text:style-name="Text_20_body">While the node is closed, it will be processed like any other closed node, meaning that the very same functions will be used for processing its modifications and add/removes will work. <text:s/>They will just work on placeholders instead of real nodes. <text:s/>When the node is opened the placeholders will appear with a message “loading from server”. </text:p>
      <text:p text:style-name="Text_20_body">At the point the client requests the information needed to build a closed unloaded node for each of the placeholders. <text:s/>This includes the complete history (including current and deleted children and all changes) and a current version of the node. <text:s/>The client builds a closed version, zooms it to the correct time and appends it to the tree, replacing or merging it with its placeholder.</text:p>
      <text:h text:style-name="Heading_20_3" text:outline-level="3">Links</text:h>
      <text:h text:style-name="Heading_20_4" text:outline-level="4">Closed and open non-deleted</text:h>
      <text:p text:style-name="Text_20_body">The exact same process will work for linked nodes that are closed. <text:s/>However links existing in the current edit tree will be treated exactly the same as all other nodes.</text:p>
      <text:h text:style-name="Heading_20_4" text:outline-level="4">deleted</text:h>
      <text:p text:style-name="Text_20_body">Links that have been deleted however will need to be specially sent with the initial request for the change list. <text:s/>The client will need the current version of the link and its history sufficient to zoom it to the correct time in the tree (the time it was deleted). <text:s/>The main difference is that for unlinks we also need a list of the <text:span text:style-name="T2">current </text:span><text:span text:style-name="T3">children. <text:s/>For other nodes we only need a list of the deleted children, because a node cannot be deleted while it still has children. <text:s/>Therefore if a node was deleted, it had no children at the time of the deletion. <text:s/>Not true for unlinked nodes. <text:s/>Also node can be unlinked without without deleting its contents, so we need to make sure that the change for the unlink includes the previous contents.</text:span></text:p>
      <text:h text:style-name="P8" text:outline-level="3">Implementation plan</text:h>
      <text:p text:style-name="P4">Implement for regular nodes first</text:p>
      <text:p text:style-name="P4">make sure that implementation works for closed and open non-deleted links</text:p>
      <text:p text:style-name="P4">implement for deleted links.</text:p>
      <text:p text:style-name="P4">Testing version extensively, especially linking, unlinking, deletes, and open/closes of nodes</text:p>
      <text:h text:style-name="Heading_20_2" text:outline-level="2">Open/Close nodes</text:h>
      <text:p text:style-name="Text_20_body">When a node is closed:</text:p>
      <text:p text:style-name="Text_20_body">remove all the changes of all subnodes EXCEPT changes already removed by previous closes of subnodes...</text:p>
      <text:p text:style-name="Text_20_body">hide the add/remove changes (for subnodes<text:span text:style-name="T1">)</text:span> of the closed node (but do not remove them from the timeMachineMap)</text:p>
      <text:p text:style-name="Text_20_body">(do not remove or hide modification changes of the node itself)</text:p>
      <text:p text:style-name="Text_20_body"/>
      <text:p text:style-name="Text_20_body">When a node is open:</text:p>
      <text:p text:style-name="Text_20_body">restore all the changes of all subnodes EXCEPT changes of closed subnodes that should remain removed</text:p>
      <text:p text:style-name="Text_20_body">unhide the add/remove changes (for subnodes) of the closed node</text:p>
      <text:p text:style-name="Text_20_body">(do nothing for modifications of the node itself since they were not hidden or removed by the close)</text:p>
      <text:p text:style-name="Text_20_body"/>
      <text:p text:style-name="Text_20_body">define “EXCEPT changes already removed by previous closes of subnodes...”:</text:p>
      <text:p text:style-name="Text_20_body">function:</text:p>
      <text:p text:style-name="P1">for each child node</text:p>
      <text:p text:style-name="P2">include both add/removes and modifications</text:p>
      <text:p text:style-name="P3">note: this puts the changes back as hidden if they where hidden when removed...</text:p>
      <text:p text:style-name="P2">if child node is open</text:p>
      <text:p text:style-name="P3">call function for child node</text:p>
      <text:h text:style-name="Heading_20_2" text:outline-level="2">Versioning </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2" text:outline-level="2">Argument <text:s/>UI issues</text:h>
      <text:p text:style-name="Text_20_body">The argument deletion (and addition) should happen in another server call. <text:s/>The server no longer needs to keep track of childless args … they can just be deleted by other users... its no longer a corruption of the database... therefore it doesn't need to check to make sure that the arg is being deleted … that can be left up to the client. <text:s/>Hopefully this will simplify the server a little bit...</text:p>
      <text:p text:style-name="Text_20_body"/>
      <text:p text:style-name="Text_20_body"/>
      <text:p text:style-name="Text_20_body">One approach: <text:s/></text:p>
      <text:p text:style-name="Text_20_body">Stop deleting empty arguments (the proposition deletion methods are overly complex); implement separate argument deletions; when the last proposition is deleted move to the arguments title; when an empty argument title is backspaced or deleted, delete the argument.</text:p>
      <text:p text:style-name="Text_20_body">Another approach:</text:p>
      <text:p text:style-name="Text_20_body">Automatically delete arguments with empty titles when the last proposition is deleted, but not arguments with non-empty titles. <text:s/>Automatically jump to the first proposition when an argument is created, thereby encouraging users not to bother with titling arguments unless there is a reason to.</text:p>
      <text:p text:style-name="Text_20_body">Applicable to both approaches:</text:p>
      <text:p text:style-name="Text_20_body">When pressing return in an argument, create a new proposition and move to it.</text:p>
      <text:p text:style-name="Text_20_body">Other issues:</text:p>
      <text:p text:style-name="Text_20_body"/>
      <text:h text:style-name="Heading_20_2" text:outline-level="2">Change modeling and double storing content for each version</text:h>
      <text:p text:style-name="Text_20_body">If for some reason I decide that I just can't stand storing the content text twice for each version, I guess it would be possible to store a reference to a separately stored string object... probably not worth it...</text:p>
      <text:p text:style-name="Text_20_body">A long is 64 bits, and a char is 16 bits. <text:s/>So every id stored/sent is like storing sending 4 characters. <text:s/>Pretty minimal. <text:s/>But assuming there is no additional overhead in the datastore (which is probably a extremely bad assumption), that means that moving the string out would result in a minimum of 12 characters additional storage... a couple words. <text:s/>Well I guess that is really not that much, but I think that the real overhead will be from the datastore, and it's indexes.</text:p>
      <text:p text:style-name="Text_20_body"><text:a xlink:type="simple" xlink:href="http://groups.google.com/group/google-appengine/browse_thread/thread/5256b6bb481d029b/927d647ef8a47eb0?pli=1">http://groups.google.com/group/google-appengine/browse_thread/thread/5256b6bb481d029b/927d647ef8a47eb0?pli=1</text:a></text:p>
      <text:p text:style-name="Text_20_body">Seems to suggest that a minimum entry is 90bytes. <text:s/>A character is two bytes so that is roughly 45 characters, or a sentence worth, so on average I might not save any space... for that added complexity it seems pretty pointless at this point.</text:p>
      <text:p text:style-name="Text_20_body">And if I'm worried about over the wire space I can just wipe the unnecessary data from the object before sending it so its just sending a null or two.</text:p>
      <text:h text:style-name="Heading_20_2" text:outline-level="2">more thoughts on the how to model propositions and arguments</text:h>
      <text:p text:style-name="Text_20_body">I'm in the process of moving a model where they are both nodes.</text:p>
      <text:p text:style-name="Text_20_body">The last section of this page (<text:a xlink:type="simple" xlink:href="http://code.google.com/appengine/docs/java/datastore/relationships.html">http://code.google.com/appengine/docs/java/datastore/relationships.html</text:a>) seems to suggest that if they both derive from Node and Node has the ID, then they will be guaranteed to have unique Ids with no Argument having the same ID as a proposition. <text:s/>However, given my experiment with objectify where I queries for Nodes after creating Arguments and Propositions, and got nothing back, it seems like in order to find a node with just its ID you would need to query both groups. <text:s/>Which makes their example less compelling, because the Chef would need to query every recipe type to find the favorite.</text:p>
      <text:p text:style-name="Text_20_body">On the otherhand in my application I will mostly know which kind of node I'm looking for when I query the datastore, and on the client it might simplify things because I could use just one big list of nodes and let generic node functions handle building up the views and such...</text:p>
      <text:h text:style-name="Heading_20_3" text:outline-level="3">Owned relationships</text:h>
      <text:p text:style-name="Text_20_body">Anyway, on that same page I was reading about owned and unowned relationships, which actually seems to fit nicely with what I'm doing. <text:s/>So a proposition owns its arguments, and arguments do not own their propositions. <text:s/>Instead of storing arguments separately, I could just store them as part of the proposition. <text:s/>What advantages might this have? <text:s/>Transactions, referential integrity, and maybe speed when retrieving a proposition and its arguments.</text:p>
      <text:p text:style-name="Text_20_body">Owned relationships gaurantee referential integrity. <text:s/>So I wouldn't have to check to make sure that a proposition's childIDs actually referred to an argument. <text:s/>The argument would just be there as part of the proposition. <text:s/>If the proposition was deleted, the arguments could be set to automatically delete as well. <text:s/>Of course that would not guarantee that the arguments links to child propositions would maintain referential integrity. <text:s/>They cannot, because that is a many to many relationship. <text:s/>So when a proposition is deleted, I would still need to manually check for all the argument owners to make sure the arguments have no child Ids that are pointing to nowhere. <text:s/>This means I only get half referential integrity which makes the idea less appealing.</text:p>
      <text:p text:style-name="Text_20_body">Nevertheless there is something appealing about doing it this way because it seems to model the relationship more intuitively. <text:s/>Propositions really do own their arguments in the sense that argument are unique to propositions. <text:s/>And arguments really do not own their propositions in the sense that propositions are not unique to arguments. <text:s/>Somehow it feels conceptually cleaner to reduce everything down to a propositions object, and just pass around proposition objects and propIDs and stop passing arguments around entirely.</text:p>
      <text:p text:style-name="Text_20_body">Generally propositions still wouldn't be excessively big, since an argument is still basically just a limited length title and some proposition ids. <text:s/>Even a proposition with dozens of arguments would still be a manageable size, with dozens of titles and a list of propositions for each title. <text:s/>Nevertheless that does mean less over the wire efficiency, since every time you pass a proposition you would also pass its arguments. <text:s/>I guess it wouldn't be hard to say, only send me the proposition, without sending the arguments. <text:s/>And then if someone opened the proposition you would then fetch the arguments. <text:s/>But then we are back to the same situation. <text:s/>Also, how would changes work then? <text:s/>A change to the argument would also probably need to reference the proposition. <text:s/>I guess that just means a mere extra propID in each change, which isn't a big deal.</text:p>
      <text:p text:style-name="Text_20_body"/>
      <text:p text:style-name="Text_20_body">Client node implementation...would this create more duplicate code? <text:s/>In some ways it seems simpler to avoid all the hoops I'm going through to avoid duplicate code for Propositions and Arguments. <text:s/>Just have a proposition object that handles all its argument objects, even if that means there is duplicate code. <text:s/>But actually it really does seem better to avoid the duplicate code, since the client side code size is pretty important, and also, I want to keep things simple and understandable and the less code the easier that will be.</text:p>
      <text:p text:style-name="Text_20_body">So I think I'm decided that </text:p>
      <text:h text:style-name="Heading_20_2" text:outline-level="2">diffs</text:h>
      <text:p text:style-name="Text_20_body">See <text:a xlink:type="simple" xlink:href="http://code.google.com/p/google-diff-match-patch/"><text:span text:style-name="T4">google-diff-match-patch</text:span></text:a> (<text:a xlink:type="simple" xlink:href="http://code.google.com/p/google-diff-match-patch/">http://code.google.com/p/google-diff-match-patch/</text:a>) for what looks like the best option as far as libraries are concerned. <text:s/>So the questions are: <text:s/>would it actually save any space with such small strings? <text:s/>If so, is it enough space to make it worth it? <text:s/>Probably not!! <text:s/>Consider this: <text:s/>the GNU differ algorithm only works on lines, and I only have lines! <text:s/>So that algorithm would just be storing what I have already. <text:s/>This one looks like it might be more efficient... but who cares if I shave off a few characters?</text:p>
      <text:p text:style-name="Text_20_body">If I am having problems with people incorrectly entering huge propositions, perhaps the better approach is to limit proposition size.</text:p>
      <text:p text:style-name="Text_20_body">I guess the real reason I was considering this is because I was thinking about storing both undo and redo information in the changes. <text:s/>If I do that, it might significantly increase the size of the change sent to the client, which I would want to avoid if I'm sending hundreds or thousands of changes. <text:s/>It could basically double the download time of a large change list. <text:s/>But the better approach is probably just to blank out the redo information before send it to the client and let the client generate that info on its own. <text:s/>At least with regard to content. <text:s/>That might end up being more space efficient than sending the undo and redo information anyway.</text:p>
      <text:p text:style-name="Text_20_body">I guess the other appealing thing about sending both the undo and the redo information is that it would simplify the client side code a little bit, but really it would just result in the removal of a few lines, which are already written, really not worth it.</text:p>
      <text:p text:style-name="Text_20_body">I think storing the redo information as plain text and blanking it out before sending it to the client probably makes the most sense. <text:s/>That would work for history. <text:s/>And then blanking out the undo information when sending info to the client for constant updates would work the otherway.</text:p>
      <text:p text:style-name="Text_20_body">But really... this level of optimization is not what I should be focusing on right now!!!</text:p>
      <text:h text:style-name="Heading_20_2" text:outline-level="2">Example of locking</text:h>
      <text:p text:style-name="Text_20_body">One simple way to do this would be to keep a list of nodes that are currently locked in the memcache. <text:s/>See (<text:a xlink:type="simple" xlink:href="http://blog.listry.com/2010/05/app-engine-locking-with-memcache.html">http://blog.listry.com/2010/05/app-engine-locking-with-memcache.html</text:a>) for an example. <text:s/>Another way to do it would be to create a queue of waiting processes for every object that is locked, and letting letting the processes wait in line. <text:s/>Anyway this should be simple to implement and doesn't require transactions or rollbacks, and will need to be done for at least one of the relationships anyway, so no point in trying to avoid it for the other.</text:p>
      <text:p text:style-name="Text_20_body">Here is the example in case it gets removed:</text:p>
      <text:p text:style-name="Preformatted_20_Text"><text:span text:style-name="Source_20_Text">import com.google.appengine.api.memcache.*;</text:span></text:p>
      <text:p text:style-name="Preformatted_20_Text"/>
      <text:p text:style-name="Preformatted_20_Text"><text:span text:style-name="Source_20_Text">public class MemcacheMutex {</text:span></text:p>
      <text:p text:style-name="Preformatted_20_Text"><text:span text:style-name="Source_20_Text"><text:s text:c="2"/>private String key;</text:span></text:p>
      <text:p text:style-name="Preformatted_20_Text"><text:span text:style-name="Source_20_Text"><text:s text:c="2"/>private int maxTimeout;</text:span></text:p>
      <text:p text:style-name="Preformatted_20_Text"><text:span text:style-name="Source_20_Text"><text:s text:c="2"/>private boolean locked;</text:span></text:p>
      <text:p text:style-name="Preformatted_20_Text"><text:span text:style-name="Source_20_Text"><text:s text:c="2"/>public MemcacheMutex(String key, int maxTimeout) {</text:span></text:p>
      <text:p text:style-name="Preformatted_20_Text"><text:span text:style-name="Source_20_Text"><text:s text:c="4"/>this.key = "mcmutex." + key;</text:span></text:p>
      <text:p text:style-name="Preformatted_20_Text"><text:span text:style-name="Source_20_Text"><text:s text:c="4"/>this.maxTimeout = maxTimeout;</text:span></text:p>
      <text:p text:style-name="Preformatted_20_Text"><text:span text:style-name="Source_20_Text"><text:s text:c="2"/>}</text:span></text:p>
      <text:p text:style-name="Preformatted_20_Text"/>
      <text:p text:style-name="Preformatted_20_Text"><text:span text:style-name="Source_20_Text"><text:s text:c="2"/>public boolean TryLock() {</text:span></text:p>
      <text:p text:style-name="Preformatted_20_Text"><text:span text:style-name="Source_20_Text"><text:s text:c="4"/>if (locked) </text:span></text:p>
      <text:p text:style-name="Preformatted_20_Text"><text:span text:style-name="Source_20_Text"><text:s text:c="6"/>return true;</text:span></text:p>
      <text:p text:style-name="Preformatted_20_Text"><text:span text:style-name="Source_20_Text"><text:s text:c="6"/></text:span></text:p>
      <text:p text:style-name="Preformatted_20_Text"><text:span text:style-name="Source_20_Text"><text:s text:c="4"/>MemcacheService mc =</text:span></text:p>
      <text:p text:style-name="Preformatted_20_Text"><text:span text:style-name="Source_20_Text"><text:s text:c="6"/>MemcacheServiceFactory.getMemcacheService();</text:span></text:p>
      <text:p text:style-name="Preformatted_20_Text"/>
      <text:p text:style-name="Preformatted_20_Text"><text:span text:style-name="Source_20_Text"><text:s text:c="4"/>locked = mc.put(key, "not used",</text:span></text:p>
      <text:p text:style-name="Preformatted_20_Text"><text:span text:style-name="Source_20_Text"><text:s text:c="6"/>Expiration.byDeltaMillis(maxTimeout),</text:span></text:p>
      <text:p text:style-name="Preformatted_20_Text"><text:span text:style-name="Source_20_Text"><text:s text:c="6"/>MemcacheService.SetPolicy.ADD_ONLY_IF_NOT_PRESENT);</text:span></text:p>
      <text:p text:style-name="Preformatted_20_Text"/>
      <text:p text:style-name="Preformatted_20_Text"><text:span text:style-name="Source_20_Text"><text:s text:c="4"/>return locked;</text:span></text:p>
      <text:p text:style-name="Preformatted_20_Text"><text:span text:style-name="Source_20_Text"><text:s text:c="2"/>}</text:span></text:p>
      <text:p text:style-name="Preformatted_20_Text"/>
      <text:p text:style-name="Preformatted_20_Text"><text:span text:style-name="Source_20_Text"><text:s text:c="2"/>public void Unlock() {</text:span></text:p>
      <text:p text:style-name="Preformatted_20_Text"><text:span text:style-name="Source_20_Text"><text:s text:c="4"/>if (locked) </text:span></text:p>
      <text:p text:style-name="Preformatted_20_Text"><text:span text:style-name="Source_20_Text"><text:s text:c="6"/>MemcacheServiceFactory</text:span></text:p>
      <text:p text:style-name="Preformatted_20_Text"><text:span text:style-name="Source_20_Text"><text:s text:c="8"/>.getMemcacheService().delete(key);</text:span></text:p>
      <text:p text:style-name="Preformatted_20_Text"><text:span text:style-name="Source_20_Text"><text:s text:c="4"/>locked = false; <text:s text:c="3"/></text:span></text:p>
      <text:p text:style-name="Preformatted_20_Text"><text:span text:style-name="Source_20_Text"><text:s text:c="2"/>}</text:span></text:p>
      <text:p text:style-name="P9"><text:span text:style-name="Source_20_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Win32 OpenOffice.org_project/320m18$Build-9502</meta:generator>
    <dc:date>2010-11-05T16:22:57.86</dc:date>
    <dc:creator>Isaac Kriegman</dc:creator>
    <meta:editing-duration>PT182H38M40S</meta:editing-duration>
    <meta:editing-cycles>37</meta:editing-cycles>
    <meta:document-statistic meta:table-count="0" meta:image-count="0" meta:object-count="0" meta:page-count="1" meta:paragraph-count="217" meta:word-count="5112" meta:character-count="30498"/>
  </office:meta>
</office:document-meta>
</file>